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81829d" officeooo:paragraph-rsid="0081829d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rsid="0081829d" officeooo:paragraph-rsid="0082f9af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rsid="0081829d" officeooo:paragraph-rsid="0082ff35" style:font-weight-asian="bold" style:font-weight-complex="bold"/>
    </style:style>
    <style:style style:name="P6" style:family="paragraph" style:parent-style-name="Subtitle">
      <style:paragraph-properties style:writing-mode="lr-tb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.247cm" loext:contextual-spacing="false" fo:line-height="115%" fo:text-align="start" style:justify-single-word="false" style:writing-mode="lr-tb"/>
    </style:style>
    <style:style style:name="P11" style:family="paragraph" style:parent-style-name="Title" style:master-page-name="Standard">
      <style:paragraph-properties fo:margin-top="0.423cm" fo:margin-bottom="0.212cm" loext:contextual-spacing="false" style:page-number="auto" style:writing-mode="lr-tb"/>
    </style:style>
    <style:style style:name="P12" style:family="paragraph" style:parent-style-name="Text_20_body" style:list-style-name="WWNum1"/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1c99fa"/>
    </style:style>
    <style:style style:name="P15" style:family="paragraph" style:parent-style-name="Text_20_body" style:list-style-name="L1">
      <style:text-properties officeooo:rsid="001558aa" officeooo:paragraph-rsid="001558aa"/>
    </style:style>
    <style:style style:name="P16" style:family="paragraph" style:parent-style-name="Text_20_body" style:list-style-name="L1">
      <style:text-properties officeooo:rsid="001c99fa" officeooo:paragraph-rsid="001c99fa"/>
    </style:style>
    <style:style style:name="P17" style:family="paragraph" style:parent-style-name="Text_20_body" style:list-style-name="L1">
      <style:text-properties officeooo:rsid="0026ab40" officeooo:paragraph-rsid="0026ab40"/>
    </style:style>
    <style:style style:name="P18" style:family="paragraph" style:parent-style-name="Text_20_body" style:list-style-name="WWNum3"/>
    <style:style style:name="P19" style:family="paragraph" style:parent-style-name="Text_20_body" style:list-style-name="WWNum3">
      <style:text-properties officeooo:rsid="00371e51" officeooo:paragraph-rsid="00371e51"/>
    </style:style>
    <style:style style:name="P20" style:family="paragraph" style:parent-style-name="Text_20_body" style:list-style-name="WWNum4"/>
    <style:style style:name="P21" style:family="paragraph" style:parent-style-name="Text_20_body" style:list-style-name="WWNum4">
      <style:text-properties officeooo:rsid="004e1be4" officeooo:paragraph-rsid="004e1be4"/>
    </style:style>
    <style:style style:name="P22" style:family="paragraph" style:parent-style-name="Text_20_body" style:list-style-name="WWNum4">
      <style:text-properties officeooo:rsid="00540563" officeooo:paragraph-rsid="00540563"/>
    </style:style>
    <style:style style:name="P23" style:family="paragraph" style:parent-style-name="Text_20_body" style:list-style-name="WWNum5"/>
    <style:style style:name="P24" style:family="paragraph" style:parent-style-name="Text_20_body" style:list-style-name="WWNum5">
      <style:text-properties officeooo:paragraph-rsid="00673607"/>
    </style:style>
    <style:style style:name="P25" style:family="paragraph" style:parent-style-name="Text_20_body" style:list-style-name="WWNum5">
      <style:text-properties officeooo:paragraph-rsid="005b4ab4"/>
    </style:style>
    <style:style style:name="P26" style:family="paragraph" style:parent-style-name="Text_20_body" style:list-style-name="WWNum5">
      <style:text-properties officeooo:rsid="005b4ab4" officeooo:paragraph-rsid="005b4ab4"/>
    </style:style>
    <style:style style:name="P27" style:family="paragraph" style:parent-style-name="Text_20_body" style:list-style-name="WWNum5">
      <style:text-properties officeooo:rsid="006dc240" officeooo:paragraph-rsid="006dc2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b995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b2bd" style:font-weight-asian="normal" style:font-weight-complex="normal"/>
    </style:style>
    <style:style style:name="T5" style:family="text">
      <style:text-properties fo:font-weight="normal" officeooo:rsid="00064908" style:font-weight-asian="normal" style:font-weight-complex="normal"/>
    </style:style>
    <style:style style:name="T6" style:family="text"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style:use-window-font-color="true" style:font-name="Liberation Serif" fo:font-size="12pt" fo:language="en" fo:country="IN" officeooo:rsid="0012c8b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style:use-window-font-color="true" style:font-name="Liberation Serif" fo:font-size="12pt" fo:language="en" fo:country="IN" officeooo:rsid="001558a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style:use-window-font-color="true" style:font-name="Liberation Serif" fo:font-size="12pt" fo:language="en" fo:country="IN" officeooo:rsid="001599cf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style:use-window-font-color="true" style:font-name="Liberation Serif" fo:font-size="12pt" fo:language="en" fo:country="IN" officeooo:rsid="001714c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style:use-window-font-color="true" style:font-name="Liberation Serif" fo:font-size="12pt" fo:language="en" fo:country="IN" officeooo:rsid="0017fd4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style:use-window-font-color="true" style:font-name="Liberation Serif" fo:font-size="12pt" fo:language="en" fo:country="IN" officeooo:rsid="001e930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style:use-window-font-color="true" style:font-name="Liberation Serif" fo:font-size="12pt" fo:language="en" fo:country="IN" officeooo:rsid="001ed9d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use-window-font-color="true" style:font-name="Liberation Serif" fo:font-size="12pt" fo:language="en" fo:country="IN" officeooo:rsid="0026ab40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style:use-window-font-color="true" style:font-name="Liberation Serif" fo:font-size="12pt" fo:language="en" fo:country="IN" officeooo:rsid="00371e5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6" style:family="text">
      <style:text-properties style:use-window-font-color="true" style:font-name="Liberation Serif" fo:font-size="12pt" fo:language="en" fo:country="IN" officeooo:rsid="003ce095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7" style:family="text">
      <style:text-properties style:use-window-font-color="true" style:font-name="Liberation Serif" fo:font-size="12pt" fo:language="en" fo:country="IN" officeooo:rsid="00405ad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8" style:family="text">
      <style:text-properties style:use-window-font-color="true" style:font-name="Liberation Serif" fo:font-size="12pt" fo:language="en" fo:country="IN" officeooo:rsid="004de73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9" style:family="text">
      <style:text-properties style:use-window-font-color="true" style:font-name="Liberation Serif" fo:font-size="12pt" fo:language="en" fo:country="IN" officeooo:rsid="004fc18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0" style:family="text">
      <style:text-properties style:use-window-font-color="true" style:font-name="Liberation Serif" fo:font-size="12pt" fo:language="en" fo:country="IN" officeooo:rsid="0054056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1" style:family="text">
      <style:text-properties style:use-window-font-color="true" style:font-name="Liberation Serif" fo:font-size="12pt" fo:language="en" fo:country="IN" officeooo:rsid="005b4ab4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2" style:family="text">
      <style:text-properties officeooo:rsid="001558aa"/>
    </style:style>
    <style:style style:name="T23" style:family="text">
      <style:text-properties officeooo:rsid="001599cf"/>
    </style:style>
    <style:style style:name="T24" style:family="text">
      <style:text-properties officeooo:rsid="0017fd41"/>
    </style:style>
    <style:style style:name="T25" style:family="text">
      <style:text-properties officeooo:rsid="001c99fa"/>
    </style:style>
    <style:style style:name="T26" style:family="text">
      <style:text-properties officeooo:rsid="001eae53"/>
    </style:style>
    <style:style style:name="T27" style:family="text">
      <style:text-properties officeooo:rsid="001ed9d2"/>
    </style:style>
    <style:style style:name="T28" style:family="text">
      <style:text-properties officeooo:rsid="0025aa17"/>
    </style:style>
    <style:style style:name="T29" style:family="text">
      <style:text-properties officeooo:rsid="0026ab40"/>
    </style:style>
    <style:style style:name="T30" style:family="text">
      <style:text-properties officeooo:rsid="002b0e92"/>
    </style:style>
    <style:style style:name="T31" style:family="text">
      <style:text-properties officeooo:rsid="0033643b"/>
    </style:style>
    <style:style style:name="T32" style:family="text">
      <style:text-properties officeooo:rsid="00371e51"/>
    </style:style>
    <style:style style:name="T33" style:family="text">
      <style:text-properties officeooo:rsid="003ce095"/>
    </style:style>
    <style:style style:name="T34" style:family="text">
      <style:text-properties officeooo:rsid="00411aa6"/>
    </style:style>
    <style:style style:name="T35" style:family="text">
      <style:text-properties officeooo:rsid="0043ba4a"/>
    </style:style>
    <style:style style:name="T36" style:family="text">
      <style:text-properties officeooo:rsid="004d78b3"/>
    </style:style>
    <style:style style:name="T37" style:family="text">
      <style:text-properties officeooo:rsid="004de73e"/>
    </style:style>
    <style:style style:name="T38" style:family="text">
      <style:text-properties officeooo:rsid="004e1be4"/>
    </style:style>
    <style:style style:name="T39" style:family="text">
      <style:text-properties officeooo:rsid="004fc188"/>
    </style:style>
    <style:style style:name="T40" style:family="text">
      <style:text-properties officeooo:rsid="00540563"/>
    </style:style>
    <style:style style:name="T41" style:family="text">
      <style:text-properties officeooo:rsid="005b4ab4"/>
    </style:style>
    <style:style style:name="T42" style:family="text">
      <style:text-properties officeooo:rsid="006dc240"/>
    </style:style>
    <style:style style:name="T43" style:family="text">
      <style:text-properties officeooo:rsid="0082f9af"/>
    </style:style>
    <style:style style:name="T44" style:family="text">
      <style:text-properties officeooo:rsid="0082ff35"/>
    </style:style>
    <style:style style:name="T45" style:family="text">
      <style:text-properties officeooo:rsid="008d7a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TA STRUCTURES LAB</text:p>
      <text:p text:style-name="P2">AMAL NATH M</text:p>
      <text:p text:style-name="P2">R3 11</text:p>
      <text:p text:style-name="P2"/>
      <text:p text:style-name="P6">EXPERIMENT <text:span text:style-name="T45">9</text:span>c</text:p>
      <text:p text:style-name="P7"/>
      <text:p text:style-name="P7"><text:span text:style-name="T1">AIM </text:span><text:span text:style-name="T3">:- Write a program to read two polynomials and store them using linked list. Calculate the sum and product and display the first polynomial, second polynomial and the resultant polynomial.</text:span></text:p>
      <text:p text:style-name="P8"/>
      <text:p text:style-name="P7"><text:span text:style-name="T1">DATA STRUCTURE USED </text:span><text:span text:style-name="T3">:- LINKED LIST is the data structure used.</text:span></text:p>
      <text:p text:style-name="P9"/>
      <text:p text:style-name="P7"><text:span text:style-name="T1">ALGORITHM</text:span><text:span text:style-name="T3"> :- </text:span></text:p>
      <text:p text:style-name="P10">Algorithm InsertList</text:p>
      <text:p text:style-name="P7">START</text:p>
      <text:list xml:id="list1902132542" text:style-name="WWNum1">
        <text:list-item>
          <text:p text:style-name="P12">ptr = HEADER-&gt;LINK</text:p>
        </text:list-item>
        <text:list-item>
          <text:p text:style-name="P12">HEADER-&gt;LINK = <text:span text:style-name="T7">GetNode(NODE)</text:span></text:p>
        </text:list-item>
        <text:list-item>
          <text:p text:style-name="P12"><text:span text:style-name="T24">Read </text:span>HEADER-&gt;LINK-&gt;COEFF</text:p>
        </text:list-item>
        <text:list-item>
          <text:p text:style-name="P12"><text:span text:style-name="T24">Read </text:span>HEADER-&gt;LINK-&gt;EXPO</text:p>
        </text:list-item>
        <text:list-item>
          <text:p text:style-name="P12">HEADER-&gt;LINK-&gt;LINK = ptr</text:p>
        </text:list-item>
      </text:list>
      <text:p text:style-name="P10">STOP</text:p>
      <text:p text:style-name="P10"/>
      <text:p text:style-name="P10">Algorithm AddList</text:p>
      <text:p text:style-name="P10">START</text:p>
      <text:list xml:id="list3818604880" text:style-name="L1">
        <text:list-item>
          <text:p text:style-name="P15">ptr1 = HEADER1-&gt;LINK, ptr2 = HEADER2-&gt;LINK, <text:span text:style-name="T31">ptr3 = HEADER3</text:span></text:p>
        </text:list-item>
        <text:list-item>
          <text:p text:style-name="P13"><text:span text:style-name="T22">W</text:span>hile ptr1 != NULL <text:span text:style-name="T8">and</text:span> ptr2 != NULL <text:span text:style-name="T22">do</text:span></text:p>
        </text:list-item>
        <text:list-item>
          <text:p text:style-name="P13"><text:tab/><text:span text:style-name="T9">If </text:span>ptr1-&gt;EXPO = ptr2-&gt;EXPO</text:p>
        </text:list-item>
        <text:list-item>
          <text:p text:style-name="P13"><text:tab/><text:tab/><text:span text:style-name="T23">I</text:span>f ptr1-&gt;COEFF + ptr2-&gt;COEFF != 0</text:p>
        </text:list-item>
        <text:list-item>
          <text:p text:style-name="P13"><text:tab/><text:tab/><text:tab/>ptr3-&gt;LINK = <text:span text:style-name="T10">GetNode(NODE)</text:span></text:p>
        </text:list-item>
        <text:list-item>
          <text:p text:style-name="P13"><text:tab/><text:tab/><text:tab/>ptr3-&gt;LINK-&gt;EXPO = ptr1-&gt;EXPO</text:p>
        </text:list-item>
        <text:list-item>
          <text:p text:style-name="P13"><text:tab/><text:tab/><text:tab/>ptr3-&gt;LINK-&gt;COEFF = ptr1-&gt;COEFF + ptr2-&gt;COEFF</text:p>
        </text:list-item>
        <text:list-item>
          <text:p text:style-name="P13"><text:tab/><text:tab/><text:tab/>ptr3-&gt;LINK-&gt;LINK = NULL</text:p>
        </text:list-item>
        <text:list-item>
          <text:p text:style-name="P13"><text:tab/><text:tab/><text:tab/>ptr3 = ptr3-&gt;LINK</text:p>
        </text:list-item>
        <text:list-item>
          <text:p text:style-name="P13"><text:soft-page-break/><text:tab/><text:tab/><text:span text:style-name="T23">Endif</text:span></text:p>
        </text:list-item>
        <text:list-item>
          <text:p text:style-name="P13"><text:tab/><text:tab/>ptr1 = ptr1-&gt;LINK</text:p>
        </text:list-item>
        <text:list-item>
          <text:p text:style-name="P13"><text:tab/><text:tab/>ptr2 = ptr2-&gt;LINK</text:p>
        </text:list-item>
        <text:list-item>
          <text:p text:style-name="P13"><text:tab/><text:span text:style-name="T24">E</text:span>lse if ptr1-&gt;EXPO &lt; ptr2-&gt;EXPO</text:p>
        </text:list-item>
        <text:list-item>
          <text:p text:style-name="P13"><text:tab/><text:tab/>ptr3-&gt;LINK = <text:span text:style-name="T11">GetNode(NODE)</text:span></text:p>
        </text:list-item>
        <text:list-item>
          <text:p text:style-name="P13"><text:tab/><text:tab/>ptr3-&gt;LINK-&gt;EXPO = ptr1-&gt;EXPO</text:p>
        </text:list-item>
        <text:list-item>
          <text:p text:style-name="P13"><text:tab/><text:tab/>ptr3-&gt;LINK-&gt;COEFF = ptr1-&gt;COEFF</text:p>
        </text:list-item>
        <text:list-item>
          <text:p text:style-name="P13"><text:tab/><text:tab/>ptr3-&gt;LINK-&gt;LINK = NULL</text:p>
        </text:list-item>
        <text:list-item>
          <text:p text:style-name="P13"><text:tab/><text:tab/>ptr1 = ptr1-&gt;LINK</text:p>
        </text:list-item>
        <text:list-item>
          <text:p text:style-name="P13"><text:tab/><text:tab/>ptr3 = ptr3-&gt;LINK</text:p>
        </text:list-item>
        <text:list-item>
          <text:p text:style-name="P13"><text:tab/><text:span text:style-name="T25">E</text:span>lse</text:p>
        </text:list-item>
        <text:list-item>
          <text:p text:style-name="P13"><text:tab/><text:tab/>ptr3-&gt;LINK = <text:span text:style-name="T12">GetNode(NODE)</text:span></text:p>
        </text:list-item>
        <text:list-item>
          <text:p text:style-name="P13"><text:tab/><text:tab/>ptr3-&gt;LINK-&gt;EXPO = ptr2-&gt;EXPO</text:p>
        </text:list-item>
        <text:list-item>
          <text:p text:style-name="P13"><text:tab/><text:tab/>ptr3-&gt;LINK-&gt;COEFF = ptr2-&gt;COEFF</text:p>
        </text:list-item>
        <text:list-item>
          <text:p text:style-name="P13"><text:tab/><text:tab/>ptr3-&gt;LINK-&gt;LINK = NULL</text:p>
        </text:list-item>
        <text:list-item>
          <text:p text:style-name="P13"><text:tab/><text:tab/>ptr2 = ptr2-&gt;LINK</text:p>
        </text:list-item>
        <text:list-item>
          <text:p text:style-name="P13"><text:tab/><text:tab/>ptr3 = ptr3-&gt;LINK</text:p>
        </text:list-item>
        <text:list-item>
          <text:p text:style-name="P14"><text:tab/><text:span text:style-name="T23">Endif</text:span></text:p>
        </text:list-item>
        <text:list-item>
          <text:p text:style-name="P16">EndWhile</text:p>
        </text:list-item>
        <text:list-item>
          <text:p text:style-name="P13"><text:span text:style-name="T26">I</text:span>f ptr1 != NULL <text:span text:style-name="T26">and</text:span> ptr2 = NULL <text:span text:style-name="T26">do</text:span></text:p>
        </text:list-item>
        <text:list-item>
          <text:p text:style-name="P13"><text:tab/><text:span text:style-name="T26">W</text:span>hile ptr1 != NULL</text:p>
        </text:list-item>
        <text:list-item>
          <text:p text:style-name="P13"><text:tab/><text:tab/>ptr3-&gt;LINK = <text:span text:style-name="T13">GetNode(NODE)</text:span></text:p>
        </text:list-item>
        <text:list-item>
          <text:p text:style-name="P13"><text:tab/><text:tab/>ptr3-&gt;LINK-&gt;EXPO = ptr1-&gt;EXPO</text:p>
        </text:list-item>
        <text:list-item>
          <text:p text:style-name="P13"><text:tab/><text:tab/>ptr3-&gt;LINK-&gt;COEFF = ptr1-&gt;COEFF</text:p>
        </text:list-item>
        <text:list-item>
          <text:p text:style-name="P13"><text:tab/><text:tab/>ptr3-&gt;LINK-&gt;LINK = NULL</text:p>
        </text:list-item>
        <text:list-item>
          <text:p text:style-name="P13"><text:tab/><text:tab/>ptr1 = ptr1-&gt;LINK</text:p>
        </text:list-item>
        <text:list-item>
          <text:p text:style-name="P13"><text:tab/><text:tab/>ptr3 = ptr3-&gt;LINK</text:p>
        </text:list-item>
        <text:list-item>
          <text:p text:style-name="P13"><text:tab/><text:span text:style-name="T27">EndWhile</text:span></text:p>
        </text:list-item>
        <text:list-item>
          <text:p text:style-name="P13"><text:span text:style-name="T28">E</text:span>lse if ptr1 = NULL <text:span text:style-name="T30">and</text:span> ptr2 != NULL <text:span text:style-name="T27">do</text:span></text:p>
        </text:list-item>
        <text:list-item>
          <text:p text:style-name="P13"><text:tab/><text:span text:style-name="T14">While </text:span>ptr2 != NULL</text:p>
        </text:list-item>
        <text:list-item>
          <text:p text:style-name="P13"><text:tab/><text:tab/>ptr3-&gt;LINK = <text:span text:style-name="T14">GetNode(NODE)</text:span></text:p>
        </text:list-item>
        <text:list-item>
          <text:p text:style-name="P13"><text:tab/><text:tab/>ptr3-&gt;LINK-&gt;EXPO = ptr2-&gt;EXPO</text:p>
        </text:list-item>
        <text:list-item>
          <text:p text:style-name="P13"><text:soft-page-break/><text:tab/><text:tab/>ptr3-&gt;LINK-&gt;COEFF = ptr2-&gt;COEFF</text:p>
        </text:list-item>
        <text:list-item>
          <text:p text:style-name="P13"><text:tab/><text:tab/>ptr3-&gt;LINK-&gt;LINK = NULL</text:p>
        </text:list-item>
        <text:list-item>
          <text:p text:style-name="P13"><text:tab/><text:tab/>ptr2 = ptr2-&gt;LINK</text:p>
        </text:list-item>
        <text:list-item>
          <text:p text:style-name="P13"><text:tab/><text:tab/>ptr3 = ptr3-&gt;LINK</text:p>
        </text:list-item>
        <text:list-item>
          <text:p text:style-name="P13"><text:tab/><text:span text:style-name="T29">EndWhile</text:span></text:p>
        </text:list-item>
        <text:list-item>
          <text:p text:style-name="P17">EndIf</text:p>
        </text:list-item>
      </text:list>
      <text:p text:style-name="P10">STOP</text:p>
      <text:p text:style-name="P10"/>
      <text:p text:style-name="P10">Algorithm ProductList</text:p>
      <text:p text:style-name="P10">START</text:p>
      <text:list xml:id="list3673050361" text:style-name="WWNum3">
        <text:list-item>
          <text:p text:style-name="P19">ptr1 = HEADER1-&gt;LINK</text:p>
        </text:list-item>
        <text:list-item>
          <text:p text:style-name="P18"><text:span text:style-name="T32">W</text:span>hile ptr1 != NULL </text:p>
        </text:list-item>
        <text:list-item>
          <text:p text:style-name="P18"><text:tab/>ptr2 = HEADER2-<text:span text:style-name="T32">&gt;LINK</text:span></text:p>
        </text:list-item>
        <text:list-item>
          <text:p text:style-name="P18"><text:tab/><text:span text:style-name="T32">W</text:span>hile ptr2 != NUL<text:span text:style-name="T32">L</text:span><text:tab/></text:p>
        </text:list-item>
        <text:list-item>
          <text:p text:style-name="P18"><text:tab/><text:tab/>C = ptr1-&gt;COEFF * ptr2-&gt;COEFF</text:p>
        </text:list-item>
        <text:list-item>
          <text:p text:style-name="P18"><text:tab/><text:tab/>E = ptr1-&gt;EXPO + ptr2-&gt;EXPO</text:p>
        </text:list-item>
        <text:list-item>
          <text:p text:style-name="P18"><text:tab/><text:tab/>ptr = <text:span text:style-name="T15">GetNode(NODE)</text:span></text:p>
        </text:list-item>
        <text:list-item>
          <text:p text:style-name="P18"><text:tab/><text:tab/>ptr3 = HEADER4</text:p>
        </text:list-item>
        <text:list-item>
          <text:p text:style-name="P18"><text:tab/><text:tab/><text:span text:style-name="T32">W</text:span>hile ptr3-&gt;LINK != NULL</text:p>
        </text:list-item>
        <text:list-item>
          <text:p text:style-name="P18"><text:tab/><text:tab/><text:tab/><text:span text:style-name="T16">If </text:span>ptr3-&gt;LINK-&gt;EXPO = <text:span text:style-name="T16">E</text:span></text:p>
        </text:list-item>
        <text:list-item>
          <text:p text:style-name="P18"><text:tab/><text:tab/><text:tab/><text:tab/>ptr3-&gt;LINK-&gt;COEFF += C</text:p>
        </text:list-item>
        <text:list-item>
          <text:p text:style-name="P18"><text:tab/><text:tab/><text:tab/><text:tab/><text:span text:style-name="T33">Exit while </text:span></text:p>
        </text:list-item>
        <text:list-item>
          <text:p text:style-name="P18"><text:tab/><text:tab/><text:tab/><text:span text:style-name="T33">E</text:span>lse if ptr3-&gt;LINK-&gt;EXPO &gt; E</text:p>
        </text:list-item>
        <text:list-item>
          <text:p text:style-name="P18"><text:tab/><text:tab/><text:tab/><text:tab/>ptr-&gt;EXPO = E</text:p>
        </text:list-item>
        <text:list-item>
          <text:p text:style-name="P18"><text:tab/><text:tab/><text:tab/><text:tab/>ptr-&gt;COEFF = C</text:p>
        </text:list-item>
        <text:list-item>
          <text:p text:style-name="P18"><text:tab/><text:tab/><text:tab/><text:tab/>ptr-&gt;LINK = ptr3-&gt;LINK</text:p>
        </text:list-item>
        <text:list-item>
          <text:p text:style-name="P18"><text:tab/><text:tab/><text:tab/><text:tab/>ptr3-&gt;LINK = ptr</text:p>
        </text:list-item>
        <text:list-item>
          <text:p text:style-name="P18"><text:tab/><text:tab/><text:tab/><text:tab/><text:span text:style-name="T33">Exit while</text:span></text:p>
        </text:list-item>
        <text:list-item>
          <text:p text:style-name="P18"><text:s/><text:tab/><text:tab/><text:tab/><text:span text:style-name="T34">EndIf</text:span></text:p>
        </text:list-item>
        <text:list-item>
          <text:p text:style-name="P18"><text:tab/><text:tab/><text:tab/>ptr3 = ptr3-&gt;LINK</text:p>
        </text:list-item>
        <text:list-item>
          <text:p text:style-name="P18"><text:tab/><text:tab/><text:span text:style-name="T32">EndWhile</text:span></text:p>
        </text:list-item>
        <text:list-item>
          <text:p text:style-name="P18"><text:tab/><text:tab/><text:span text:style-name="T17">If </text:span>ptr3-&gt;LINK = NULL</text:p>
        </text:list-item>
        <text:list-item>
          <text:p text:style-name="P18"><text:soft-page-break/><text:tab/><text:tab/><text:tab/>ptr3-&gt;LINK = ptr</text:p>
        </text:list-item>
        <text:list-item>
          <text:p text:style-name="P18"><text:tab/><text:tab/><text:tab/>ptr-&gt;COEFF = C</text:p>
        </text:list-item>
        <text:list-item>
          <text:p text:style-name="P18"><text:tab/><text:tab/><text:tab/>ptr-&gt;EXPO = E</text:p>
        </text:list-item>
        <text:list-item>
          <text:p text:style-name="P18"><text:tab/><text:tab/><text:tab/>ptr-&gt;LINK = NULL</text:p>
        </text:list-item>
        <text:list-item>
          <text:p text:style-name="P18"><text:s/><text:tab/><text:tab/><text:span text:style-name="T35">EndIf</text:span></text:p>
        </text:list-item>
        <text:list-item>
          <text:p text:style-name="P18"><text:tab/><text:tab/>ptr2 = ptr2-&gt;LINK</text:p>
        </text:list-item>
        <text:list-item>
          <text:p text:style-name="P18"><text:tab/><text:span text:style-name="T32">EndWhile</text:span></text:p>
        </text:list-item>
        <text:list-item>
          <text:p text:style-name="P18"><text:tab/>ptr1 = ptr1-&gt;LINK</text:p>
        </text:list-item>
        <text:list-item>
          <text:p text:style-name="P19">EndWhile</text:p>
        </text:list-item>
      </text:list>
      <text:p text:style-name="P10">STOP</text:p>
      <text:p text:style-name="P7"/>
      <text:p text:style-name="P7">Algorithm SortList</text:p>
      <text:p text:style-name="P7">START</text:p>
      <text:list xml:id="list2042981598" text:style-name="WWNum4">
        <text:list-item>
          <text:p text:style-name="P21">ptr = HEADER-&gt;LINK</text:p>
        </text:list-item>
        <text:list-item>
          <text:p text:style-name="P20"><text:span text:style-name="T36">If </text:span>ptr = NULL</text:p>
        </text:list-item>
        <text:list-item>
          <text:p text:style-name="P20"><text:tab/><text:span text:style-name="T36">Exit</text:span></text:p>
        </text:list-item>
        <text:list-item>
          <text:p text:style-name="P20"><text:span text:style-name="T37">E</text:span>lse if ptr-&gt;LINK = NULL</text:p>
        </text:list-item>
        <text:list-item>
          <text:p text:style-name="P20"><text:tab/><text:span text:style-name="T18">Exit</text:span></text:p>
        </text:list-item>
        <text:list-item>
          <text:p text:style-name="P22"><text:span text:style-name="T18">E</text:span><text:span text:style-name="T6">ndIf</text:span></text:p>
        </text:list-item>
        <text:list-item>
          <text:p text:style-name="P20"><text:span text:style-name="T38">W</text:span>hile ptr-&gt;LINK != NULL</text:p>
        </text:list-item>
        <text:list-item>
          <text:p text:style-name="P20"><text:tab/>min = ptr-&gt;EXPO</text:p>
        </text:list-item>
        <text:list-item>
          <text:p text:style-name="P20"><text:tab/>ptr1 = ptr-&gt;LINK</text:p>
        </text:list-item>
        <text:list-item>
          <text:p text:style-name="P20"><text:tab/>minNode = ptr</text:p>
        </text:list-item>
        <text:list-item>
          <text:p text:style-name="P20"><text:tab/><text:span text:style-name="T19">W</text:span>hile ptr1 != NULL</text:p>
        </text:list-item>
        <text:list-item>
          <text:p text:style-name="P20"><text:tab/><text:tab/><text:span text:style-name="T19">If </text:span>ptr1-&gt;EXPO &lt; min</text:p>
        </text:list-item>
        <text:list-item>
          <text:p text:style-name="P20"><text:tab/><text:tab/><text:tab/>min = ptr1-&gt;EXPO</text:p>
        </text:list-item>
        <text:list-item>
          <text:p text:style-name="P20"><text:tab/><text:tab/><text:tab/>minNode = ptr1</text:p>
        </text:list-item>
        <text:list-item>
          <text:p text:style-name="P20"><text:s/><text:tab/><text:tab/><text:span text:style-name="T39">EndIf</text:span></text:p>
        </text:list-item>
        <text:list-item>
          <text:p text:style-name="P20"><text:tab/><text:tab/>ptr1 = ptr1-&gt;LINK</text:p>
        </text:list-item>
        <text:list-item>
          <text:p text:style-name="P20"><text:tab/><text:span text:style-name="T39">EndWhile</text:span></text:p>
        </text:list-item>
        <text:list-item>
          <text:p text:style-name="P20"><text:tab/><text:span text:style-name="T20">Swap(</text:span>minNode-&gt;EXPO, <text:span text:style-name="T40">ptr-&gt;EXPO)</text:span></text:p>
        </text:list-item>
        <text:list-item>
          <text:p text:style-name="P20"><text:tab/><text:span text:style-name="T40">Swap(</text:span>minNode-&gt;COEFF, <text:span text:style-name="T40">ptr-&gt;COEFF)</text:span></text:p>
        </text:list-item>
        <text:list-item>
          <text:p text:style-name="P20"><text:soft-page-break/><text:tab/>ptr = ptr-&gt;LINK</text:p>
        </text:list-item>
        <text:list-item>
          <text:p text:style-name="P21">EndWhile</text:p>
        </text:list-item>
      </text:list>
      <text:p text:style-name="P7">STOP</text:p>
      <text:p text:style-name="P7"/>
      <text:p text:style-name="P7">Algorithm Display</text:p>
      <text:p text:style-name="P7">START</text:p>
      <text:list xml:id="list3759480137" text:style-name="WWNum5">
        <text:list-item>
          <text:p text:style-name="P26">ptr = HEADER-&gt;LINK</text:p>
        </text:list-item>
        <text:list-item>
          <text:p text:style-name="P23"><text:span text:style-name="T41">If </text:span>ptr = NULL)</text:p>
        </text:list-item>
        <text:list-item>
          <text:p text:style-name="P24"><text:s/><text:tab/><text:span text:style-name="T41">Print "0"</text:span></text:p>
        </text:list-item>
        <text:list-item>
          <text:p text:style-name="P24"><text:s/><text:tab/><text:span text:style-name="T42">Exit</text:span></text:p>
        </text:list-item>
        <text:list-item>
          <text:p text:style-name="P27">EndIf</text:p>
        </text:list-item>
        <text:list-item>
          <text:p text:style-name="P23"><text:span text:style-name="T21">While </text:span>ptr != NULL</text:p>
        </text:list-item>
        <text:list-item>
          <text:p text:style-name="P25"><text:tab/><text:span text:style-name="T21">Print </text:span>ptr-&gt;COEFF, "<text:span text:style-name="T41">x^",</text:span> ptr-&gt;EXPO</text:p>
        </text:list-item>
        <text:list-item>
          <text:p text:style-name="P23"><text:tab/>ptr = ptr-&gt;LINK</text:p>
        </text:list-item>
        <text:list-item>
          <text:p text:style-name="P26">EndWhile</text:p>
        </text:list-item>
      </text:list>
      <text:p text:style-name="P7">STOP</text:p>
      <text:p text:style-name="P7"/>
      <text:p text:style-name="P7"><text:span text:style-name="T1">PROGRAM CODE</text:span><text:span text:style-name="T3"> :- </text:span></text:p>
      <text:p text:style-name="P1">#include&lt;stdio.h&gt;</text:p>
      <text:p text:style-name="P1">#include&lt;stdlib.h&gt;</text:p>
      <text:p text:style-name="P1"/>
      <text:p text:style-name="P1">struct node</text:p>
      <text:p text:style-name="P1">{</text:p>
      <text:p text:style-name="P1"><text:tab/>int COEFF;</text:p>
      <text:p text:style-name="P1"><text:tab/>int EXPO;</text:p>
      <text:p text:style-name="P1"><text:tab/>struct node* LINK;</text:p>
      <text:p text:style-name="P1">};</text:p>
      <text:p text:style-name="P1"/>
      <text:p text:style-name="P1">void insertList(struct node* HEADER, int coeff, int expo)</text:p>
      <text:p text:style-name="P1">{</text:p>
      <text:p text:style-name="P1"><text:tab/>struct node* ptr = HEADER-&gt;LINK;</text:p>
      <text:p text:style-name="P1"><text:tab/></text:p>
      <text:p text:style-name="P1"><text:tab/>HEADER-&gt;LINK = malloc(1*sizeof(struct node));</text:p>
      <text:p text:style-name="P1"><text:tab/></text:p>
      <text:p text:style-name="P1"><text:tab/>HEADER-&gt;LINK-&gt;COEFF = coeff;</text:p>
      <text:p text:style-name="P1"><text:tab/>HEADER-&gt;LINK-&gt;EXPO = expo;</text:p>
      <text:p text:style-name="P1"><text:tab/>HEADER-&gt;LINK-&gt;LINK = ptr;</text:p>
      <text:p text:style-name="P1">}</text:p>
      <text:p text:style-name="P1"/>
      <text:p text:style-name="P1">void display(struct node* ptr)</text:p>
      <text:p text:style-name="P1"><text:soft-page-break/>{</text:p>
      <text:p text:style-name="P1"><text:tab/>if(ptr == NULL)</text:p>
      <text:p text:style-name="P1"><text:tab/>{</text:p>
      <text:p text:style-name="P1"><text:tab/><text:tab/>printf("0 ");</text:p>
      <text:p text:style-name="P1"><text:tab/>}</text:p>
      <text:p text:style-name="P1"><text:tab/>while(ptr != NULL)</text:p>
      <text:p text:style-name="P1"><text:tab/>{</text:p>
      <text:p text:style-name="P1"><text:tab/><text:tab/>printf("%dx^%d ", ptr-&gt;COEFF, ptr-&gt;EXPO);</text:p>
      <text:p text:style-name="P1"><text:tab/><text:tab/>ptr = ptr-&gt;LINK;</text:p>
      <text:p text:style-name="P1"><text:tab/>}</text:p>
      <text:p text:style-name="P1"><text:tab/>printf(")");</text:p>
      <text:p text:style-name="P1">}</text:p>
      <text:p text:style-name="P1"/>
      <text:p text:style-name="P1">void addList(struct node* ptr1, struct node* ptr2, struct node* ptr3)</text:p>
      <text:p text:style-name="P1">{</text:p>
      <text:p text:style-name="P1"><text:tab/>while(ptr1 != NULL &amp;&amp; ptr2 != NULL)</text:p>
      <text:p text:style-name="P1"><text:tab/>{</text:p>
      <text:p text:style-name="P1"><text:tab/><text:tab/>if(ptr1-&gt;EXPO == ptr2-&gt;EXPO)</text:p>
      <text:p text:style-name="P1"><text:tab/><text:tab/>{</text:p>
      <text:p text:style-name="P1"><text:tab/><text:tab/><text:tab/>if(ptr1-&gt;COEFF + ptr2-&gt;COEFF != 0)</text:p>
      <text:p text:style-name="P1"><text:tab/><text:tab/><text:tab/>{</text:p>
      <text:p text:style-name="P1"><text:tab/><text:tab/><text:tab/><text:tab/>ptr3-&gt;LINK = malloc(1*sizeof(struct node));</text:p>
      <text:p text:style-name="P1"><text:tab/><text:tab/><text:tab/><text:tab/>ptr3-&gt;LINK-&gt;EXPO = ptr1-&gt;EXPO;</text:p>
      <text:p text:style-name="P1"><text:tab/><text:tab/><text:tab/><text:tab/>ptr3-&gt;LINK-&gt;COEFF = ptr1-&gt;COEFF + ptr2-&gt;COEFF;</text:p>
      <text:p text:style-name="P1"><text:tab/><text:tab/><text:tab/><text:tab/>ptr3-&gt;LINK-&gt;LINK = NULL;</text:p>
      <text:p text:style-name="P1"><text:tab/><text:tab/><text:tab/><text:tab/>ptr3 = ptr3-&gt;LINK;</text:p>
      <text:p text:style-name="P1"><text:tab/><text:tab/><text:tab/>}</text:p>
      <text:p text:style-name="P1"><text:tab/><text:tab/><text:tab/>ptr1 = ptr1-&gt;LINK;</text:p>
      <text:p text:style-name="P1"><text:tab/><text:tab/><text:tab/>ptr2 = ptr2-&gt;LINK;</text:p>
      <text:p text:style-name="P1"><text:tab/><text:tab/>}</text:p>
      <text:p text:style-name="P1"><text:tab/><text:tab/>else if(ptr1-&gt;EXPO &lt; ptr2-&gt;EXPO)</text:p>
      <text:p text:style-name="P1"><text:tab/><text:tab/>{</text:p>
      <text:p text:style-name="P1"><text:tab/><text:tab/><text:tab/>ptr3-&gt;LINK = malloc(1*sizeof(struct node));</text:p>
      <text:p text:style-name="P1"><text:tab/><text:tab/><text:tab/>ptr3-&gt;LINK-&gt;EXPO = ptr1-&gt;EXPO;</text:p>
      <text:p text:style-name="P1"><text:tab/><text:tab/><text:tab/>ptr3-&gt;LINK-&gt;COEFF = ptr1-&gt;COEFF;</text:p>
      <text:p text:style-name="P1"><text:tab/><text:tab/><text:tab/>ptr3-&gt;LINK-&gt;LINK = NULL;</text:p>
      <text:p text:style-name="P1"><text:tab/><text:tab/><text:tab/>ptr1 = ptr1-&gt;LINK;</text:p>
      <text:p text:style-name="P1"><text:tab/><text:tab/><text:tab/>ptr3 = ptr3-&gt;LINK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ptr3-&gt;LINK = malloc(1*sizeof(struct node));</text:p>
      <text:p text:style-name="P1"><text:tab/><text:tab/><text:tab/>ptr3-&gt;LINK-&gt;EXPO = ptr2-&gt;EXPO;</text:p>
      <text:p text:style-name="P1"><text:tab/><text:tab/><text:tab/>ptr3-&gt;LINK-&gt;COEFF = ptr2-&gt;COEFF;</text:p>
      <text:p text:style-name="P1"><text:tab/><text:tab/><text:tab/>ptr3-&gt;LINK-&gt;LINK = NULL;</text:p>
      <text:p text:style-name="P1"><text:tab/><text:tab/><text:tab/>ptr2 = ptr2-&gt;LINK;</text:p>
      <text:p text:style-name="P1"><text:tab/><text:tab/><text:tab/>ptr3 = ptr3-&gt;LINK;</text:p>
      <text:p text:style-name="P1"><text:tab/><text:tab/>}</text:p>
      <text:p text:style-name="P1"><text:tab/>}</text:p>
      <text:p text:style-name="P1"><text:tab/>if(ptr1 != NULL &amp;&amp; ptr2 == NULL)</text:p>
      <text:p text:style-name="P1"><text:tab/>{</text:p>
      <text:p text:style-name="P1"><text:tab/><text:tab/>while(ptr1 != NULL)</text:p>
      <text:p text:style-name="P1"><text:soft-page-break/><text:tab/><text:tab/>{</text:p>
      <text:p text:style-name="P1"><text:tab/><text:tab/><text:tab/>ptr3-&gt;LINK = malloc(1*sizeof(struct node));</text:p>
      <text:p text:style-name="P1"><text:tab/><text:tab/><text:tab/>ptr3-&gt;LINK-&gt;EXPO = ptr1-&gt;EXPO;</text:p>
      <text:p text:style-name="P1"><text:tab/><text:tab/><text:tab/>ptr3-&gt;LINK-&gt;COEFF = ptr1-&gt;COEFF;</text:p>
      <text:p text:style-name="P1"><text:tab/><text:tab/><text:tab/>ptr3-&gt;LINK-&gt;LINK = NULL;</text:p>
      <text:p text:style-name="P1"><text:tab/><text:tab/><text:tab/>ptr1 = ptr1-&gt;LINK;</text:p>
      <text:p text:style-name="P1"><text:tab/><text:tab/><text:tab/>ptr3 = ptr3-&gt;LINK;</text:p>
      <text:p text:style-name="P1"><text:tab/><text:tab/>}</text:p>
      <text:p text:style-name="P1"><text:tab/>}</text:p>
      <text:p text:style-name="P1"><text:tab/>else if(ptr1 == NULL &amp;&amp; ptr2 != NULL)</text:p>
      <text:p text:style-name="P1"><text:tab/>{</text:p>
      <text:p text:style-name="P1"><text:tab/><text:tab/>while(ptr2 != NULL)</text:p>
      <text:p text:style-name="P1"><text:tab/><text:tab/>{</text:p>
      <text:p text:style-name="P1"><text:tab/><text:tab/><text:tab/>ptr3-&gt;LINK = malloc(1*sizeof(struct node));</text:p>
      <text:p text:style-name="P1"><text:tab/><text:tab/><text:tab/>ptr3-&gt;LINK-&gt;EXPO = ptr2-&gt;EXPO;</text:p>
      <text:p text:style-name="P1"><text:tab/><text:tab/><text:tab/>ptr3-&gt;LINK-&gt;COEFF = ptr2-&gt;COEFF;</text:p>
      <text:p text:style-name="P1"><text:tab/><text:tab/><text:tab/>ptr3-&gt;LINK-&gt;LINK = NULL;</text:p>
      <text:p text:style-name="P1"><text:tab/><text:tab/><text:tab/>ptr2 = ptr2-&gt;LINK;</text:p>
      <text:p text:style-name="P1"><text:tab/><text:tab/><text:tab/>ptr3 = ptr3-&gt;LINK;</text:p>
      <text:p text:style-name="P1"><text:tab/><text:tab/>}</text:p>
      <text:p text:style-name="P1"><text:tab/>}</text:p>
      <text:p text:style-name="P1">}</text:p>
      <text:p text:style-name="P1"/>
      <text:p text:style-name="P1">void productList(struct node* ptr1, struct node* HEADER2, struct node* HEADER4)</text:p>
      <text:p text:style-name="P1">{</text:p>
      <text:p text:style-name="P1"><text:tab/>while(ptr1 != NULL)</text:p>
      <text:p text:style-name="P1"><text:tab/>{</text:p>
      <text:p text:style-name="P1"><text:tab/><text:tab/>struct node* ptr2 = HEADER2;</text:p>
      <text:p text:style-name="P1"/>
      <text:p text:style-name="P1"><text:tab/><text:tab/>while(ptr2 != NULL)</text:p>
      <text:p text:style-name="P1"><text:tab/><text:tab/>{<text:tab/></text:p>
      <text:p text:style-name="P1"><text:tab/><text:tab/><text:tab/>int C = ptr1-&gt;COEFF * ptr2-&gt;COEFF;</text:p>
      <text:p text:style-name="P1"><text:tab/><text:tab/><text:tab/>int E = ptr1-&gt;EXPO + ptr2-&gt;EXPO;</text:p>
      <text:p text:style-name="P1"/>
      <text:p text:style-name="P1"><text:tab/><text:tab/><text:tab/>struct node* ptr = malloc(1*sizeof(struct node*));</text:p>
      <text:p text:style-name="P1"><text:tab/><text:tab/><text:tab/>struct node* ptr3 = HEADER4;</text:p>
      <text:p text:style-name="P1"><text:tab/><text:tab/><text:tab/></text:p>
      <text:p text:style-name="P1"><text:tab/><text:tab/><text:tab/>while(ptr3-&gt;LINK != NULL)</text:p>
      <text:p text:style-name="P1"><text:tab/><text:tab/><text:tab/>{</text:p>
      <text:p text:style-name="P1"><text:tab/><text:tab/><text:tab/><text:tab/>if(ptr3-&gt;LINK-&gt;EXPO == E)</text:p>
      <text:p text:style-name="P1"><text:tab/><text:tab/><text:tab/><text:tab/>{</text:p>
      <text:p text:style-name="P1"><text:tab/><text:tab/><text:tab/><text:tab/><text:tab/>ptr3-&gt;LINK-&gt;COEFF += C;</text:p>
      <text:p text:style-name="P1"><text:tab/><text:tab/><text:tab/><text:tab/><text:tab/>break;</text:p>
      <text:p text:style-name="P1"><text:tab/><text:tab/><text:tab/><text:tab/>}</text:p>
      <text:p text:style-name="P1"><text:tab/><text:tab/><text:tab/><text:tab/>else if(ptr3-&gt;LINK-&gt;EXPO &gt; E)</text:p>
      <text:p text:style-name="P1"><text:tab/><text:tab/><text:tab/><text:tab/>{</text:p>
      <text:p text:style-name="P1"><text:tab/><text:tab/><text:tab/><text:tab/><text:tab/>ptr-&gt;EXPO = E;</text:p>
      <text:p text:style-name="P1"><text:tab/><text:tab/><text:tab/><text:tab/><text:tab/>ptr-&gt;COEFF = C;</text:p>
      <text:p text:style-name="P1"><text:tab/><text:tab/><text:tab/><text:tab/><text:tab/>ptr-&gt;LINK = ptr3-&gt;LINK;</text:p>
      <text:p text:style-name="P1"><text:tab/><text:tab/><text:tab/><text:tab/><text:tab/>ptr3-&gt;LINK = ptr;</text:p>
      <text:p text:style-name="P1"><text:tab/><text:tab/><text:tab/><text:tab/><text:tab/>break;</text:p>
      <text:p text:style-name="P1"><text:tab/><text:tab/><text:tab/><text:tab/>}</text:p>
      <text:p text:style-name="P1"><text:soft-page-break/><text:tab/><text:tab/><text:tab/><text:tab/>ptr3 = ptr3-&gt;LINK;</text:p>
      <text:p text:style-name="P1"><text:tab/><text:tab/><text:tab/>}</text:p>
      <text:p text:style-name="P1"><text:tab/><text:tab/><text:tab/></text:p>
      <text:p text:style-name="P1"><text:tab/><text:tab/><text:tab/>if(ptr3-&gt;LINK == NULL)</text:p>
      <text:p text:style-name="P1"><text:tab/><text:tab/><text:tab/>{</text:p>
      <text:p text:style-name="P1"><text:tab/><text:tab/><text:tab/><text:tab/>ptr3-&gt;LINK = ptr;</text:p>
      <text:p text:style-name="P1"><text:tab/><text:tab/><text:tab/><text:tab/>ptr-&gt;COEFF = C;</text:p>
      <text:p text:style-name="P1"><text:tab/><text:tab/><text:tab/><text:tab/>ptr-&gt;EXPO = E;</text:p>
      <text:p text:style-name="P1"><text:tab/><text:tab/><text:tab/><text:tab/>ptr-&gt;LINK = NULL;</text:p>
      <text:p text:style-name="P1"><text:tab/><text:tab/><text:tab/>}</text:p>
      <text:p text:style-name="P1"><text:tab/><text:tab/><text:tab/></text:p>
      <text:p text:style-name="P1"><text:tab/><text:tab/><text:tab/>ptr2 = ptr2-&gt;LINK;</text:p>
      <text:p text:style-name="P1"><text:tab/><text:tab/>}</text:p>
      <text:p text:style-name="P1"><text:tab/><text:tab/><text:tab/></text:p>
      <text:p text:style-name="P1"><text:tab/><text:tab/>ptr1 = ptr1-&gt;LINK;</text:p>
      <text:p text:style-name="P1"><text:tab/>}</text:p>
      <text:p text:style-name="P1">}</text:p>
      <text:p text:style-name="P1"/>
      <text:p text:style-name="P1">int sortList(struct node* ptr)</text:p>
      <text:p text:style-name="P1">{</text:p>
      <text:p text:style-name="P1"><text:tab/>if(ptr == NULL)</text:p>
      <text:p text:style-name="P1"><text:tab/>{</text:p>
      <text:p text:style-name="P1"><text:tab/><text:tab/>return 0;</text:p>
      <text:p text:style-name="P1"><text:tab/>}</text:p>
      <text:p text:style-name="P1"><text:tab/>else if(ptr-&gt;LINK == NULL)</text:p>
      <text:p text:style-name="P1"><text:tab/>{</text:p>
      <text:p text:style-name="P1"><text:tab/><text:tab/>return 1;</text:p>
      <text:p text:style-name="P1"><text:tab/>}</text:p>
      <text:p text:style-name="P1"><text:tab/></text:p>
      <text:p text:style-name="P1"><text:tab/>while(ptr-&gt;LINK != NULL)</text:p>
      <text:p text:style-name="P1"><text:tab/>{</text:p>
      <text:p text:style-name="P1"><text:tab/><text:tab/>int min = ptr-&gt;EXPO;</text:p>
      <text:p text:style-name="P1"><text:tab/><text:tab/>struct node* ptr1 = ptr-&gt;LINK;</text:p>
      <text:p text:style-name="P1"><text:tab/><text:tab/>struct node* minNode = ptr;</text:p>
      <text:p text:style-name="P1"/>
      <text:p text:style-name="P1"><text:tab/><text:tab/>while(ptr1 != NULL)</text:p>
      <text:p text:style-name="P1"><text:tab/><text:tab/>{</text:p>
      <text:p text:style-name="P1"><text:tab/><text:tab/><text:tab/>if(ptr1-&gt;EXPO &lt; min)</text:p>
      <text:p text:style-name="P1"><text:tab/><text:tab/><text:tab/>{</text:p>
      <text:p text:style-name="P1"><text:tab/><text:tab/><text:tab/><text:tab/>min = ptr1-&gt;EXPO;</text:p>
      <text:p text:style-name="P1"><text:tab/><text:tab/><text:tab/><text:tab/>minNode = ptr1; </text:p>
      <text:p text:style-name="P1"><text:tab/><text:tab/><text:tab/>}</text:p>
      <text:p text:style-name="P1"><text:tab/><text:tab/><text:tab/>ptr1 = ptr1-&gt;LINK;</text:p>
      <text:p text:style-name="P1"><text:tab/><text:tab/>}</text:p>
      <text:p text:style-name="P1"/>
      <text:p text:style-name="P1"><text:tab/><text:tab/>int temp = minNode-&gt;EXPO;</text:p>
      <text:p text:style-name="P1"><text:tab/><text:tab/>minNode-&gt;EXPO = ptr-&gt;EXPO;</text:p>
      <text:p text:style-name="P1"><text:tab/><text:tab/>ptr-&gt;EXPO = temp; </text:p>
      <text:p text:style-name="P1"/>
      <text:p text:style-name="P1"><text:tab/><text:tab/>temp = minNode-&gt;COEFF;</text:p>
      <text:p text:style-name="P1"><text:tab/><text:tab/>minNode-&gt;COEFF = ptr-&gt;COEFF;</text:p>
      <text:p text:style-name="P1"><text:tab/><text:tab/>ptr-&gt;COEFF = temp;</text:p>
      <text:p text:style-name="P1"><text:soft-page-break/><text:tab/><text:tab/></text:p>
      <text:p text:style-name="P1"><text:tab/><text:tab/>ptr = ptr-&gt;LINK;</text:p>
      <text:p text:style-name="P1"><text:tab/>}</text:p>
      <text:p text:style-name="P1">}</text:p>
      <text:p text:style-name="P1"/>
      <text:p text:style-name="P1">void main()</text:p>
      <text:p text:style-name="P1">{</text:p>
      <text:p text:style-name="P1"><text:tab/>int x, coeff, expo;</text:p>
      <text:p text:style-name="P1"><text:tab/>struct node* HEADER1 = malloc(1*sizeof(struct node));</text:p>
      <text:p text:style-name="P1"><text:tab/>struct node* HEADER2 = malloc(1*sizeof(struct node));</text:p>
      <text:p text:style-name="P1"><text:tab/>struct node* HEADER3 = malloc(1*sizeof(struct node));</text:p>
      <text:p text:style-name="P1"><text:tab/>struct node* HEADER4 = malloc(1*sizeof(struct node));</text:p>
      <text:p text:style-name="P1"><text:tab/>HEADER1-&gt;LINK = NULL;</text:p>
      <text:p text:style-name="P1"><text:tab/>HEADER2-&gt;LINK = NULL;</text:p>
      <text:p text:style-name="P1"><text:tab/>HEADER3-&gt;LINK = NULL;</text:p>
      <text:p text:style-name="P1"><text:tab/>HEADER4-&gt;LINK = NULL;</text:p>
      <text:p text:style-name="P1"><text:tab/></text:p>
      <text:p text:style-name="P1"><text:tab/>printf("Enter the no. of terms in the first polynomial\n");</text:p>
      <text:p text:style-name="P1"><text:tab/>scanf("%d", &amp;x);</text:p>
      <text:p text:style-name="P1"><text:tab/>printf("\nEnter the coefficient and then exponent of each terms respectively in the first polynomial\n");</text:p>
      <text:p text:style-name="P1"><text:tab/></text:p>
      <text:p text:style-name="P1"><text:tab/>for(int i=0; i&lt;x; i++)</text:p>
      <text:p text:style-name="P1"><text:tab/>{</text:p>
      <text:p text:style-name="P1"><text:tab/><text:tab/>scanf("%d", &amp;coeff);</text:p>
      <text:p text:style-name="P1"><text:tab/><text:tab/>scanf("%d", &amp;expo);</text:p>
      <text:p text:style-name="P1"><text:tab/><text:tab/>if(coeff != 0)</text:p>
      <text:p text:style-name="P1"><text:tab/><text:tab/><text:tab/>insertList(HEADER1, coeff, expo);</text:p>
      <text:p text:style-name="P1"><text:tab/>}</text:p>
      <text:p text:style-name="P1"><text:tab/></text:p>
      <text:p text:style-name="P1"><text:tab/>printf("\nEnter the no. of terms in the second polynomial\n");</text:p>
      <text:p text:style-name="P1"><text:tab/>scanf("%d", &amp;x);</text:p>
      <text:p text:style-name="P1"><text:tab/>printf("\nEnter the coefficient and then exponent of each terms respectively in the second polynomial\n");</text:p>
      <text:p text:style-name="P1"><text:tab/></text:p>
      <text:p text:style-name="P1"><text:tab/>for(int i=0; i&lt;x; i++)</text:p>
      <text:p text:style-name="P1"><text:tab/>{</text:p>
      <text:p text:style-name="P1"><text:tab/><text:tab/>scanf("%d", &amp;coeff);</text:p>
      <text:p text:style-name="P1"><text:tab/><text:tab/>scanf("%d", &amp;expo);</text:p>
      <text:p text:style-name="P1"><text:tab/><text:tab/>if(coeff != 0)</text:p>
      <text:p text:style-name="P1"><text:tab/><text:tab/><text:tab/>insertList(HEADER2, coeff, expo);</text:p>
      <text:p text:style-name="P1"><text:tab/>}</text:p>
      <text:p text:style-name="P1"><text:tab/></text:p>
      <text:p text:style-name="P1"><text:tab/>sortList(HEADER1-&gt;LINK);</text:p>
      <text:p text:style-name="P1"><text:tab/>sortList(HEADER2-&gt;LINK);</text:p>
      <text:p text:style-name="P1"><text:tab/></text:p>
      <text:p text:style-name="P1"><text:tab/>addList(HEADER1-&gt;LINK, HEADER2-&gt;LINK, HEADER3);</text:p>
      <text:p text:style-name="P1"><text:tab/>productList(HEADER1-&gt;LINK, HEADER2-&gt;LINK, HEADER4);</text:p>
      <text:p text:style-name="P1"><text:tab/></text:p>
      <text:p text:style-name="P1"><text:tab/>printf("\nSUM :\n( ");</text:p>
      <text:p text:style-name="P1"><text:tab/>display(HEADER1-&gt;LINK);</text:p>
      <text:p text:style-name="P1"><text:tab/>printf(" +\n( ");</text:p>
      <text:p text:style-name="P1"><text:soft-page-break/><text:tab/>display(HEADER2-&gt;LINK);</text:p>
      <text:p text:style-name="P1"><text:tab/>printf(" =\n( ");</text:p>
      <text:p text:style-name="P1"><text:tab/>display(HEADER3-&gt;LINK);</text:p>
      <text:p text:style-name="P1"><text:tab/>printf("\n");</text:p>
      <text:p text:style-name="P1"/>
      <text:p text:style-name="P1"><text:tab/>printf("\nPRODUCT :\n( ");</text:p>
      <text:p text:style-name="P1"><text:tab/>display(HEADER1-&gt;LINK);</text:p>
      <text:p text:style-name="P1"><text:tab/>printf(" *\n( ");</text:p>
      <text:p text:style-name="P1"><text:tab/>display(HEADER2-&gt;LINK);</text:p>
      <text:p text:style-name="P1"><text:tab/>printf(" =\n( ");</text:p>
      <text:p text:style-name="P1"><text:tab/>display(HEADER4-&gt;LINK);</text:p>
      <text:p text:style-name="P1"><text:tab/>printf("\n");</text:p>
      <text:p text:style-name="P1">}</text:p>
      <text:p text:style-name="Subtitle"/>
      <text:p text:style-name="P7"><text:span text:style-name="T1">SAMPLE OUTPUT</text:span><text:span text:style-name="T2">S</text:span><text:span text:style-name="T1"> </text:span><text:span text:style-name="T3">:-</text:span></text:p>
      <text:p text:style-name="P3">1.)</text:p>
      <text:p text:style-name="P1">Enter the no. of terms in the first polynomial</text:p>
      <text:p text:style-name="P1">3</text:p>
      <text:p text:style-name="P1"/>
      <text:p text:style-name="P1">Enter the coefficient and then exponent of each terms respectively in the first polynomial</text:p>
      <text:p text:style-name="P1">4</text:p>
      <text:p text:style-name="P1">3</text:p>
      <text:p text:style-name="P1">3</text:p>
      <text:p text:style-name="P1">2</text:p>
      <text:p text:style-name="P1">2</text:p>
      <text:p text:style-name="P1">1</text:p>
      <text:p text:style-name="P1"/>
      <text:p text:style-name="P1">Enter the no. of terms in the second polynomial</text:p>
      <text:p text:style-name="P1">3</text:p>
      <text:p text:style-name="P1"/>
      <text:p text:style-name="P1">Enter the coefficient and then exponent of each terms respectively in the second polynomial</text:p>
      <text:p text:style-name="P1">1</text:p>
      <text:p text:style-name="P1">1</text:p>
      <text:p text:style-name="P1">2</text:p>
      <text:p text:style-name="P1">2</text:p>
      <text:p text:style-name="P1">3</text:p>
      <text:p text:style-name="P1">3</text:p>
      <text:p text:style-name="P1"/>
      <text:p text:style-name="P1">SUM :</text:p>
      <text:p text:style-name="P1">( 2x^1 3x^2 4x^3 ) +</text:p>
      <text:p text:style-name="P1">( 1x^1 2x^2 3x^3 ) =</text:p>
      <text:p text:style-name="P1">( 3x^1 5x^2 7x^3 )</text:p>
      <text:p text:style-name="P1"/>
      <text:p text:style-name="P1">PRODUCT :</text:p>
      <text:p text:style-name="P1">( 2x^1 3x^2 4x^3 ) *</text:p>
      <text:p text:style-name="P1">( 1x^1 2x^2 3x^3 ) =</text:p>
      <text:p text:style-name="P1">( 2x^2 7x^3 16x^4 17x^5 12x^6 )</text:p>
      <text:p text:style-name="P1"/>
      <text:p text:style-name="P1"/>
      <text:p text:style-name="P3">2.)</text:p>
      <text:p text:style-name="P1"><text:soft-page-break/>Enter the no. of terms in the first polynomial</text:p>
      <text:p text:style-name="P1">4</text:p>
      <text:p text:style-name="P1"/>
      <text:p text:style-name="P1">Enter the coefficient and then exponent of each terms respectively in the first polynomial</text:p>
      <text:p text:style-name="P1">4</text:p>
      <text:p text:style-name="P1">2</text:p>
      <text:p text:style-name="P1">5</text:p>
      <text:p text:style-name="P1">3</text:p>
      <text:p text:style-name="P1">2</text:p>
      <text:p text:style-name="P1">1</text:p>
      <text:p text:style-name="P1">6</text:p>
      <text:p text:style-name="P1">4</text:p>
      <text:p text:style-name="P1"/>
      <text:p text:style-name="P1">Enter the no. of terms in the second polynomial</text:p>
      <text:p text:style-name="P1">4</text:p>
      <text:p text:style-name="P1"/>
      <text:p text:style-name="P1">Enter the coefficient and then exponent of each terms respectively in the second polynomial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/>
      <text:p text:style-name="P1">SUM :</text:p>
      <text:p text:style-name="P1">( 2x^1 4x^2 5x^3 6x^4 ) +</text:p>
      <text:p text:style-name="P1">( 1x^2 3x^4 5x^6 7x^8 ) =</text:p>
      <text:p text:style-name="P1">( 2x^1 5x^2 5x^3 9x^4 5x^6 7x^8 )</text:p>
      <text:p text:style-name="P1"/>
      <text:p text:style-name="P1">PRODUCT :</text:p>
      <text:p text:style-name="P1">( 2x^1 4x^2 5x^3 6x^4 ) *</text:p>
      <text:p text:style-name="P1">( 1x^2 3x^4 5x^6 7x^8 ) =</text:p>
      <text:p text:style-name="P1">( 2x^3 4x^4 11x^5 18x^6 25x^7 38x^8 39x^9 58x^10 35x^11 42x^12 )</text:p>
      <text:p text:style-name="P1"/>
      <text:p text:style-name="P1"/>
      <text:p text:style-name="P4"><text:span text:style-name="T43">3</text:span>.)</text:p>
      <text:p text:style-name="P1">Enter the no. of terms in the first polynomial</text:p>
      <text:p text:style-name="P1">3</text:p>
      <text:p text:style-name="P1"/>
      <text:p text:style-name="P1">Enter the coefficient and then exponent of each terms respectively in the first polynomial</text:p>
      <text:p text:style-name="P1">0</text:p>
      <text:p text:style-name="P1">1</text:p>
      <text:p text:style-name="P1">2</text:p>
      <text:p text:style-name="P1">3</text:p>
      <text:p text:style-name="P1">4</text:p>
      <text:p text:style-name="P1">5</text:p>
      <text:p text:style-name="P1"/>
      <text:p text:style-name="P1">Enter the no. of terms in the second polynomial</text:p>
      <text:p text:style-name="P1">2</text:p>
      <text:p text:style-name="P1"/>
      <text:p text:style-name="P1"><text:soft-page-break/>Enter the coefficient and then exponent of each terms respectively in the second polynomial</text:p>
      <text:p text:style-name="P1">10</text:p>
      <text:p text:style-name="P1">2</text:p>
      <text:p text:style-name="P1">20 </text:p>
      <text:p text:style-name="P1">1</text:p>
      <text:p text:style-name="P1"/>
      <text:p text:style-name="P1">SUM :</text:p>
      <text:p text:style-name="P1">( 2x^3 4x^5 ) +</text:p>
      <text:p text:style-name="P1">( 20x^1 10x^2 ) =</text:p>
      <text:p text:style-name="P1">( 20x^1 10x^2 2x^3 4x^5 )</text:p>
      <text:p text:style-name="P1"/>
      <text:p text:style-name="P1">PRODUCT :</text:p>
      <text:p text:style-name="P1">( 2x^3 4x^5 ) *</text:p>
      <text:p text:style-name="P1">( 20x^1 10x^2 ) =</text:p>
      <text:p text:style-name="P1">( 40x^4 20x^5 80x^6 40x^7 )</text:p>
      <text:p text:style-name="P1"/>
      <text:p text:style-name="P1"/>
      <text:p text:style-name="P5"><text:span text:style-name="T44">4</text:span>.)</text:p>
      <text:p text:style-name="P1">Enter the no. of terms in the first polynomial</text:p>
      <text:p text:style-name="P1">1</text:p>
      <text:p text:style-name="P1"/>
      <text:p text:style-name="P1">Enter the coefficient and then exponent of each terms respectively in the first polynomial</text:p>
      <text:p text:style-name="P1">0</text:p>
      <text:p text:style-name="P1">2</text:p>
      <text:p text:style-name="P1"/>
      <text:p text:style-name="P1">Enter the no. of terms in the second polynomial</text:p>
      <text:p text:style-name="P1">2</text:p>
      <text:p text:style-name="P1"/>
      <text:p text:style-name="P1">Enter the coefficient and then exponent of each terms respectively in the second polynomial</text:p>
      <text:p text:style-name="P1">1</text:p>
      <text:p text:style-name="P1">2</text:p>
      <text:p text:style-name="P1">3</text:p>
      <text:p text:style-name="P1">4</text:p>
      <text:p text:style-name="P1"/>
      <text:p text:style-name="P1">SUM :</text:p>
      <text:p text:style-name="P1">( 0 ) +</text:p>
      <text:p text:style-name="P1">( 1x^2 3x^4 ) =</text:p>
      <text:p text:style-name="P1">( 1x^2 3x^4 )</text:p>
      <text:p text:style-name="P1"/>
      <text:p text:style-name="P1">PRODUCT :</text:p>
      <text:p text:style-name="P1">( 0 ) *</text:p>
      <text:p text:style-name="P1">( 1x^2 3x^4 ) =</text:p>
      <text:p text:style-name="P1">( 0 )</text:p>
      <text:p text:style-name="P1"/>
      <text:p text:style-name="P1"/>
      <text:p text:style-name="P10"><text:span text:style-name="T1"><text:line-break/>RESULT </text:span><text:span text:style-name="T3">:- T</text:span><text:span text:style-name="T4">wo polynomials are stored using linked list. </text:span><text:span text:style-name="T5">Both are displayed along with their sum and produc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0:04:10</meta:creation-date>
    <dc:language>en-IN</dc:language>
    <dc:date>2020-12-29T22:36:15.184784922</dc:date>
    <meta:editing-cycles>123</meta:editing-cycles>
    <meta:editing-duration>PT4H41M5S</meta:editing-duration>
    <meta:generator>LibreOffice/6.4.6.2$Linux_X86_64 LibreOffice_project/40$Build-2</meta:generator>
    <meta:document-statistic meta:table-count="0" meta:image-count="0" meta:object-count="0" meta:page-count="12" meta:paragraph-count="470" meta:word-count="1541" meta:character-count="9368" meta:non-whitespace-character-count="7769"/>
  </office:meta>
</office:document-meta>
</file>